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tthew Witzig</text:span></text:p>
      <text:p text:style-name="P1"><text:span text:style-name="T1">grep Lab</text:span></text:p>
      <text:p text:style-name="P1"><text:span text:style-name="T2"/></text:p>
      <text:p text:style-name="P1"><text:span text:style-name="T3">1. grep searched for all the lines containing the word "San". This is the basic grep here.</text:span></text:p>
      <text:p text:style-name="P1"><text:span text:style-name="T3">grep San datebook</text:span></text:p>
      <text:p text:style-name="P2"><draw:frame text:anchor-type="as-char" svg:width="152.40mm" svg:height="21.17mm" style:rel-width="scale" style:rel-height="scale"><draw:object-ole xlink:href="OleObj1"/><draw:image xlink:href="ObjectReplacements/OleObj1"/></draw:frame><text:span text:style-name="T4"/></text:p>
      <text:p text:style-name="P2"><text:span text:style-name="T5">2. grep found all the first names that started with J. This searches for "J" at the first character in the line, ignoring case.</text:span></text:p>
      <text:p text:style-name="P2"><text:span text:style-name="T5">grep -i "^[J]" datebook</text:span></text:p>
      <text:p text:style-name="P2"><draw:frame text:anchor-type="as-char" svg:width="152.40mm" svg:height="28.79mm" style:rel-width="scale" style:rel-height="scale"><draw:object-ole xlink:href="OleObj2"/><draw:image xlink:href="ObjectReplacements/OleObj2"/></draw:frame><text:span text:style-name="T6"/></text:p>
      <text:p text:style-name="P3"><text:span text:style-name="T7">3. grep found all the lines that ended in 700. And one that ended in 7000.</text:span></text:p>
      <text:p text:style-name="P3"><text:span text:style-name="T7">grep '700' datebook</text:span></text:p>
      <text:p text:style-name="P4"><draw:frame text:anchor-type="as-char" svg:width="152.40mm" svg:height="21.80mm" style:rel-width="scale" style:rel-height="scale"><draw:object-ole xlink:href="OleObj3"/><draw:image xlink:href="ObjectReplacements/OleObj3"/></draw:frame><text:span text:style-name="T8"/></text:p>
      <text:p text:style-name="P4"><text:span text:style-name="T9">4. grep found all the lines not containing 834. The -v tag makes it a negative search.</text:span></text:p>
      <text:p text:style-name="P4"><text:span text:style-name="T9">grep -v '834' datebook</text:span></text:p>
      <text:p text:style-name="P4"><draw:frame text:anchor-type="as-char" svg:width="152.40mm" svg:height="96.10mm" style:rel-width="scale" style:rel-height="scale"><draw:object-ole xlink:href="OleObj4"/><draw:image xlink:href="ObjectReplacements/OleObj4"/></draw:frame><text:span text:style-name="T10"/></text:p>
      <text:p text:style-name="P4"><text:span text:style-name="T11">5. Found all the dates starting with 12. This one is set up to search for anything matching the opening setup of a date, ":12/", since that is unique to the month.</text:span></text:p>
      <text:p text:style-name="P4"><text:span text:style-name="T11">grep ":12/" datebook</text:span></text:p>
      <text:p text:style-name="P4"><draw:frame text:anchor-type="as-char" svg:width="152.40mm" svg:height="17.36mm" style:rel-width="scale" style:rel-height="scale"><draw:object-ole xlink:href="OleObj5"/><draw:image xlink:href="ObjectReplacements/OleObj5"/></draw:frame><text:span text:style-name="T12"/></text:p>
      <text:p text:style-name="P4"><text:span text:style-name="T13">6. All area codes starting in 408. Remembering that they're always connected to the semicolon made it simple.</text:span></text:p>
      <text:p text:style-name="P4"><text:span text:style-name="T13">grep ":408" datebook</text:span></text:p>
      <text:p text:style-name="P4"><draw:frame text:anchor-type="as-char" svg:width="152.40mm" svg:height="25.19mm" style:rel-width="scale" style:rel-height="scale"><draw:object-ole xlink:href="OleObj6"/><draw:image xlink:href="ObjectReplacements/OleObj6"/></draw:frame><text:span text:style-name="T14"/></text:p>
      <text:p text:style-name="P4"><text:span text:style-name="T15">7. Using the magic of regular expressions I searched for capital letters, four lower cased, a space and another capital.</text:span></text:p>
      <text:p text:style-name="P4"><text:span text:style-name="T15">grep -P '([A-Z] + [a-z] + [a-z] + [a-z] + [a-z] + [\s] + [A-Z]+)' datebook</text:span></text:p>
      <text:p text:style-name="P4"><draw:frame text:anchor-type="as-char" svg:width="152.40mm" svg:height="82.34mm" style:rel-width="scale" style:rel-height="scale"><draw:object-ole xlink:href="OleObj7"/><draw:image xlink:href="ObjectReplacements/OleObj7"/></draw:frame><text:span text:style-name="T16"/></text:p>
      <text:p text:style-name="P4"><text:span text:style-name="T17">8. This one took me forever to figure out. It works by having the system use w and W to have one set of alphanumeric characters, a set of non-alphanumerics, then what I was looking for.</text:span></text:p>
      <text:p text:style-name="P4"><text:span text:style-name="T17">grep -E '\w+\W+[K|S]' datebook</text:span></text:p>
      <text:p text:style-name="P4"><draw:frame text:anchor-type="as-char" svg:width="152.40mm" svg:height="30.27mm" style:rel-width="scale" style:rel-height="scale"><draw:object-ole xlink:href="OleObj8"/><draw:image xlink:href="ObjectReplacements/OleObj8"/></draw:frame><text:span text:style-name="T18"/></text:p>
      <text:p text:style-name="P4"><text:span text:style-name="T19">9. \d is for digits, d{6} means six digits, and the rest means unless preceeded by or followed by the six digits.</text:span></text:p>
      <text:p text:style-name="P4"><text:span text:style-name="T19">grep -P -n '(?&lt;!\d)\d{6}(?!\d)' datebook</text:span></text:p>
      <text:p text:style-name="P4"><draw:frame text:anchor-type="as-char" svg:width="152.40mm" svg:height="29.85mm" style:rel-width="scale" style:rel-height="scale"><draw:object-ole xlink:href="OleObj9"/><draw:image xlink:href="ObjectReplacements/OleObj9"/></draw:frame><text:span text:style-name="T20"/></text:p>
      <text:p text:style-name="P4"><text:span text:style-name="T21">10. Feels almost like I'm missing something here, as this was a simple grep statement looking for Lincoln. It just searches for any appearance of the word "Lincoln" in each line. That could be a problem if Abraham Lincoln was in there.</text:span></text:p>
      <text:p text:style-name="P4"><text:span text:style-name="T21">grep Lincoln datebook</text:span></text:p>
      <text:p text:style-name="P4"><draw:frame text:anchor-type="as-char" svg:width="152.40mm" svg:height="17.57mm" style:rel-width="scale" style:rel-height="scale"><draw:object-ole xlink:href="OleObj10"/><draw:image xlink:href="ObjectReplacements/OleObj10"/></draw:frame><text:span text:style-name="T22"/></text:p>
      <text:p text:style-name="P4"><text:span text:style-name="T22">I can't really cite my sources here as I don't remember them. Which in retrospect was unprofessional of me. It was a lot of googling, so a lot of reddit and ancient tech forum threads.</text:span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5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